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, 'ＭＳ 明朝'" style:font-family-generic="moder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9e5eb"/>
    </style:style>
    <style:style style:name="P2" style:family="paragraph" style:parent-style-name="Standard">
      <style:text-properties officeooo:rsid="000b5dba" officeooo:paragraph-rsid="000ccf10"/>
    </style:style>
    <style:style style:name="P3" style:family="paragraph" style:parent-style-name="Standard">
      <style:text-properties officeooo:paragraph-rsid="000b5dba"/>
    </style:style>
    <style:style style:name="P4" style:family="paragraph" style:parent-style-name="Standard">
      <style:text-properties officeooo:rsid="000ccf10" officeooo:paragraph-rsid="000ccf10"/>
    </style:style>
    <style:style style:name="P5" style:family="paragraph" style:parent-style-name="Standard">
      <style:text-properties officeooo:rsid="000ccf10" officeooo:paragraph-rsid="000d6043"/>
    </style:style>
    <style:style style:name="P6" style:family="paragraph" style:parent-style-name="Standard">
      <style:text-properties officeooo:rsid="000d6043" officeooo:paragraph-rsid="000d6043"/>
    </style:style>
    <style:style style:name="P7" style:family="paragraph" style:parent-style-name="Standard">
      <style:text-properties officeooo:rsid="000f1870" officeooo:paragraph-rsid="000f1870"/>
    </style:style>
    <style:style style:name="P8" style:family="paragraph" style:parent-style-name="Standard">
      <style:paragraph-properties fo:text-align="end" style:justify-single-word="false"/>
      <style:text-properties officeooo:rsid="000f1870" officeooo:paragraph-rsid="000f1870"/>
    </style:style>
    <style:style style:name="T1" style:family="text">
      <style:text-properties officeooo:rsid="0009e5eb"/>
    </style:style>
    <style:style style:name="T2" style:family="text">
      <style:text-properties style:font-name="Liberation Serif1" officeooo:rsid="0009e5eb"/>
    </style:style>
    <style:style style:name="T3" style:family="text">
      <style:text-properties style:text-position="sub 58%" style:font-name="Liberation Serif1"/>
    </style:style>
    <style:style style:name="T4" style:family="text">
      <style:text-properties style:text-position="sub 58%" style:font-name="Liberation Serif1" officeooo:rsid="0009e5eb"/>
    </style:style>
    <style:style style:name="T5" style:family="text">
      <style:text-properties style:text-position="sub 58%" style:font-name="Liberation Serif1" officeooo:rsid="000b5dba"/>
    </style:style>
    <style:style style:name="T6" style:family="text">
      <style:text-properties style:text-position="sub 58%" style:font-name="Liberation Serif1" officeooo:rsid="000ccf10"/>
    </style:style>
    <style:style style:name="T7" style:family="text">
      <style:text-properties style:text-position="sub 58%" style:font-name="Liberation Serif1" fo:font-size="12pt" style:text-underline-style="none" fo:font-weight="normal" officeooo:rsid="0009e5eb" style:font-name-asian="MS Mincho" style:font-size-asian="12pt" style:font-weight-asian="normal" style:font-name-complex="MS Mincho" style:font-size-complex="12pt" style:font-weight-complex="normal"/>
    </style:style>
    <style:style style:name="T8" style:family="text">
      <style:text-properties style:text-position="sub 58%" style:font-name="Liberation Serif1" fo:font-size="12pt" style:text-underline-style="none" fo:font-weight="normal" style:font-name-asian="MS Mincho" style:font-size-asian="12pt" style:font-weight-asian="normal" style:font-name-complex="MS Mincho" style:font-size-complex="12pt" style:font-weight-complex="normal"/>
    </style:style>
    <style:style style:name="T9" style:family="text">
      <style:text-properties style:text-position="sub 58%" style:font-name="Liberation Serif1" fo:font-size="12pt" style:text-underline-style="none" fo:font-weight="normal" officeooo:rsid="000b5dba" style:font-name-asian="MS Mincho" style:font-size-asian="12pt" style:font-weight-asian="normal" style:font-name-complex="MS Mincho" style:font-size-complex="12pt" style:font-weight-complex="normal"/>
    </style:style>
    <style:style style:name="T10" style:family="text">
      <style:text-properties style:text-position="sub 58%" style:font-name="Liberation Serif1" fo:font-size="12pt" style:text-underline-style="none" fo:font-weight="normal" officeooo:rsid="000d6043" style:font-name-asian="MS Mincho" style:font-size-asian="12pt" style:font-weight-asian="normal" style:font-name-complex="MS Mincho" style:font-size-complex="12pt" style:font-weight-complex="normal"/>
    </style:style>
    <style:style style:name="T11" style:family="text">
      <style:text-properties style:text-position="sub 58%" style:font-name="Liberation Serif" officeooo:rsid="0009e5eb"/>
    </style:style>
    <style:style style:name="T12" style:family="text">
      <style:text-properties style:text-position="sub 58%" style:font-name="Liberation Serif" fo:font-size="12pt" officeooo:rsid="0009e5eb" style:font-size-asian="12pt" style:font-size-complex="12pt"/>
    </style:style>
    <style:style style:name="T13" style:family="text">
      <style:text-properties style:text-position="sub 58%" style:font-name="Liberation Serif" fo:font-size="12pt" style:text-underline-style="none" fo:font-weight="normal" style:font-name-asian="MS Mincho" style:font-size-asian="12pt" style:font-weight-asian="normal" style:font-name-complex="MS Mincho" style:font-size-complex="12pt" style:font-weight-complex="normal"/>
    </style:style>
    <style:style style:name="T14" style:family="text">
      <style:text-properties style:text-position="sub 58%" style:font-name="Liberation Serif" fo:font-size="12pt" style:text-underline-style="none" fo:font-weight="normal" officeooo:rsid="000d6043" style:font-name-asian="MS Mincho" style:font-size-asian="12pt" style:font-weight-asian="normal" style:font-name-complex="MS Mincho" style:font-size-complex="12pt" style:font-weight-complex="normal"/>
    </style:style>
    <style:style style:name="T15" style:family="text">
      <style:text-properties style:text-position="sub 58%" style:font-name="Liberation Serif" fo:font-size="12pt" style:text-underline-style="none" fo:font-weight="normal" officeooo:rsid="000f1870" style:font-name-asian="MS Mincho" style:font-size-asian="12pt" style:font-weight-asian="normal" style:font-name-complex="MS Mincho" style:font-size-complex="12pt" style:font-weight-complex="normal"/>
    </style:style>
    <style:style style:name="T16" style:family="text">
      <style:text-properties style:text-position="sub 58%" style:font-name="Liberation Serif" fo:font-size="12pt" fo:font-weight="normal" officeooo:rsid="000ccf10" style:font-name-asian="MS Mincho" style:font-size-asian="12pt" style:font-weight-asian="normal" style:font-name-complex="MS Mincho" style:font-size-complex="12pt" style:font-weight-complex="normal"/>
    </style:style>
    <style:style style:name="T17" style:family="text">
      <style:text-properties style:text-position="0% 100%" style:font-name="Liberation Serif1"/>
    </style:style>
    <style:style style:name="T18" style:family="text">
      <style:text-properties style:text-position="0% 100%" style:font-name="Liberation Serif1" officeooo:rsid="0009e5eb"/>
    </style:style>
    <style:style style:name="T19" style:family="text">
      <style:text-properties style:text-position="0% 100%" style:font-name="Liberation Serif1" officeooo:rsid="000ccf10"/>
    </style:style>
    <style:style style:name="T20" style:family="text">
      <style:text-properties style:text-position="0% 100%" style:font-name="Liberation Serif1" fo:font-size="12pt" style:text-underline-style="none" fo:font-weight="normal" officeooo:rsid="0009e5eb" style:font-name-asian="MS Mincho" style:font-size-asian="12pt" style:font-weight-asian="normal" style:font-name-complex="MS Mincho" style:font-size-complex="12pt" style:font-weight-complex="normal"/>
    </style:style>
    <style:style style:name="T21" style:family="text">
      <style:text-properties style:text-position="0% 100%" style:font-name="Times New Roman" fo:font-weight="bold" style:font-weight-asian="bold" style:font-weight-complex="bold"/>
    </style:style>
    <style:style style:name="T22" style:family="text">
      <style:text-properties style:text-position="0% 100%" style:font-name="Times New Roman" fo:font-weight="normal" style:font-weight-asian="normal" style:font-weight-complex="normal"/>
    </style:style>
    <style:style style:name="T23" style:family="text">
      <style:text-properties style:text-position="0% 100%" style:font-name="Liberation Serif" officeooo:rsid="0009e5eb"/>
    </style:style>
    <style:style style:name="T24" style:family="text">
      <style:text-properties style:text-position="0% 100%" style:font-name="Liberation Serif" fo:font-size="12pt" officeooo:rsid="0009e5eb" style:font-size-asian="12pt" style:font-size-complex="12pt"/>
    </style:style>
    <style:style style:name="T25" style:family="text">
      <style:text-properties style:text-position="0% 100%" style:font-name="Liberation Serif" fo:font-size="12pt" officeooo:rsid="0009e5eb" style:font-name-asian="MS Mincho" style:font-size-asian="12pt" style:font-name-complex="MS Mincho" style:font-size-complex="12pt"/>
    </style:style>
    <style:style style:name="T26" style:family="text">
      <style:text-properties style:text-position="0% 100%" style:font-name="Liberation Serif" fo:font-size="12pt" fo:font-weight="normal" officeooo:rsid="0009e5eb" style:font-size-asian="12pt" style:font-weight-asian="normal" style:font-size-complex="12pt" style:font-weight-complex="normal"/>
    </style:style>
    <style:style style:name="T27" style:family="text">
      <style:text-properties style:text-position="0% 100%" style:font-name="Liberation Serif" fo:font-size="12pt" fo:font-weight="normal" officeooo:rsid="000ccf10" style:font-size-asian="12pt" style:font-weight-asian="normal" style:font-size-complex="12pt" style:font-weight-complex="normal"/>
    </style:style>
    <style:style style:name="T28" style:family="text">
      <style:text-properties style:text-position="0% 100%" style:font-name="Liberation Serif" fo:font-size="12pt" fo:font-weight="normal" officeooo:rsid="0009e5eb" style:font-name-asian="MS Mincho" style:font-size-asian="12pt" style:font-weight-asian="normal" style:font-name-complex="MS Mincho" style:font-size-complex="12pt" style:font-weight-complex="normal"/>
    </style:style>
    <style:style style:name="T29" style:family="text">
      <style:text-properties style:text-position="0% 100%" style:font-name="Liberation Serif" fo:font-size="12pt" style:text-underline-style="none" fo:font-weight="normal" style:font-name-asian="MS Mincho" style:font-size-asian="12pt" style:font-weight-asian="normal" style:font-name-complex="MS Mincho" style:font-size-complex="12pt" style:font-weight-complex="normal"/>
    </style:style>
    <style:style style:name="T30" style:family="text">
      <style:text-properties style:text-position="0% 100%" style:font-name="Liberation Serif" fo:font-size="12pt" style:text-underline-style="none" fo:font-weight="normal" officeooo:rsid="0009e5eb" style:font-name-asian="MS Mincho" style:font-size-asian="12pt" style:font-weight-asian="normal" style:font-name-complex="MS Mincho" style:font-size-complex="12pt" style:font-weight-complex="normal"/>
    </style:style>
    <style:style style:name="T31" style:family="text">
      <style:text-properties style:text-position="0% 100%" style:font-name="Liberation Serif" fo:font-size="12pt" style:text-underline-style="none" fo:font-weight="normal" officeooo:rsid="000ccf10" style:font-name-asian="MS Mincho" style:font-size-asian="12pt" style:font-weight-asian="normal" style:font-name-complex="MS Mincho" style:font-size-complex="12pt" style:font-weight-complex="normal"/>
    </style:style>
    <style:style style:name="T32" style:family="text">
      <style:text-properties style:text-position="0% 100%" style:font-name="Liberation Serif" fo:font-size="12pt" style:text-underline-style="none" fo:font-weight="normal" officeooo:rsid="000d6043" style:font-name-asian="MS Mincho" style:font-size-asian="12pt" style:font-weight-asian="normal" style:font-name-complex="MS Mincho" style:font-size-complex="12pt" style:font-weight-complex="normal"/>
    </style:style>
    <style:style style:name="T33" style:family="text">
      <style:text-properties style:text-position="0% 100%" style:font-name="Liberation Serif" fo:font-size="12pt" style:text-underline-style="none" fo:font-weight="normal" officeooo:rsid="000f1870" style:font-name-asian="MS Mincho" style:font-size-asian="12pt" style:font-weight-asian="normal" style:font-name-complex="MS Mincho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ravis Robinson</text:p>
      <text:p text:style-name="P8">CS340</text:p>
      <text:p text:style-name="P8">Spring 2016</text:p>
      <text:p text:style-name="P8">Assignment 3</text:p>
      <text:p text:style-name="P8">Relational Algebra</text:p>
      <text:p text:style-name="P3"/>
      <text:p text:style-name="P3"><text:span text:style-name="T1">1) </text:span><text:span text:style-name="T2">π</text:span><text:span text:style-name="T5">Make.m</text:span><text:span text:style-name="T4">ake_name,</text:span><text:span text:style-name="T5">Model.</text:span><text:span text:style-name="T4">model_name</text:span><text:span text:style-name="T18">(σ</text:span><text:span text:style-name="T5">model.f</text:span><text:span text:style-name="T4">irst_production_year=1976</text:span><text:span text:style-name="T18">(</text:span><text:span text:style-name="T23">(M</text:span><text:span text:style-name="T24">odel </text:span><text:span text:style-name="T25">⋈ </text:span><text:span text:style-name="T12">Model.model_id=Vehicle.fk_model_id</text:span><text:span text:style-name="T24">Vehicle) </text:span><text:span text:style-name="T25">⋈ </text:span><text:span text:style-name="T11">Ve</text:span><text:span text:style-name="T4">hicle.</text:span><text:span text:style-name="T5">fk</text:span><text:span text:style-name="T4">_make_id=Make.make_</text:span><text:span text:style-name="T5">id</text:span><text:span text:style-name="T18">Make))</text:span></text:p>
      <text:p text:style-name="P1"><text:span text:style-name="T18"/></text:p>
      <text:p text:style-name="P2"><text:span text:style-name="T18">2</text:span><text:span text:style-name="T17">) </text:span><text:span text:style-name="T18">π</text:span><text:span text:style-name="T3">Make.m</text:span><text:span text:style-name="T4">ake_name,</text:span><text:span text:style-name="T3">Model.</text:span><text:span text:style-name="T4">model_name</text:span><text:span text:style-name="T19">(</text:span><text:span text:style-name="T18">σ</text:span><text:span text:style-name="T6">Color.name=”Blue”</text:span><text:span text:style-name="T19">(Make</text:span><text:span text:style-name="T26"> </text:span><text:span text:style-name="T28">⋈ </text:span><text:span text:style-name="T16">Make.make_id=Vehicle.fk_make_id</text:span><text:span text:style-name="T27">(Model</text:span><text:span text:style-name="T26"> </text:span><text:span text:style-name="T28">⋈ </text:span><text:span text:style-name="T16">Model.model_id=Vehicle.fk_model_id</text:span><text:span text:style-name="T21">((</text:span><text:span text:style-name="T22">Vehicle</text:span><text:span text:style-name="T26"> </text:span><text:span text:style-name="T28">⋈ </text:span><text:span text:style-name="T13">Vehcile.vehicle.id=Inventory.fk_vehicle_id</text:span><text:span text:style-name="T29">Inventory)</text:span><text:span text:style-name="T30"> ⋈ </text:span><text:span text:style-name="T13">Inventory.fk_colo_id=Color.id</text:span><text:span text:style-name="T29"> Color)</text:span><text:span text:style-name="T31">)))</text:span></text:p>
      <text:p text:style-name="P2"><text:span text:style-name="T31"/></text:p>
      <text:p text:style-name="P4"><text:span text:style-name="T29">3) </text:span><text:span text:style-name="T20">π</text:span><text:span text:style-name="T9">Make.m</text:span><text:span text:style-name="T7">ake_name,</text:span><text:span text:style-name="T9">Model.</text:span><text:span text:style-name="T7">model_name,</text:span><text:span text:style-name="T8">Incentive.amount</text:span><text:span text:style-name="T29">(</text:span><text:span text:style-name="T20">σ</text:span><text:span text:style-name="T8">Incentive.type=”dealer”</text:span><text:span text:style-name="T29">(Make</text:span><text:span text:style-name="T30"> ⋈ </text:span><text:span text:style-name="T13">Make.make_id=Vehicle.fk_make_id</text:span><text:span text:style-name="T30"> </text:span><text:span text:style-name="T29">(Model</text:span><text:span text:style-name="T30"> ⋈ </text:span><text:span text:style-name="T13">Model.model_id=Vehicle.fk_model_id</text:span><text:span text:style-name="T29">(Vehicle</text:span><text:span text:style-name="T30"> ⋈ </text:span><text:span text:style-name="T15">Vehicle.vehicle_id=</text:span><text:span text:style-name="T13">Vehicle_Incentive.fk_vehicle_id</text:span><text:span text:style-name="T29">(Incentive</text:span><text:span text:style-name="T30"> ⋈ </text:span><text:span text:style-name="T13">Incentive.incentive_id=Vehicle_Incentive.fk_incentive_id</text:span><text:span text:style-name="T33">Vehicle_Incentive</text:span><text:span text:style-name="T29">)))))</text:span></text:p>
      <text:p text:style-name="P4"><text:span text:style-name="T29"/></text:p>
      <text:p text:style-name="P5"><text:span text:style-name="T29">4) </text:span><text:span text:style-name="T20">π</text:span><text:span text:style-name="T10">Player.id,Team.name,City.name</text:span><text:span text:style-name="T32">(</text:span><text:span text:style-name="T20">σ</text:span><text:span text:style-name="T10">Player.score=100</text:span><text:span text:style-name="T32">(City</text:span><text:span text:style-name="T30"> ⋈ </text:span><text:span text:style-name="T14">Team.city_id=City.id</text:span><text:span text:style-name="T32">(Player</text:span><text:span text:style-name="T30"> ⋈ </text:span><text:span text:style-name="T14">Player.team_id</text:span><text:span text:style-name="T32">Team)))</text:span></text:p>
      <text:p text:style-name="P5"><text:span text:style-name="T32"/></text:p>
      <text:p text:style-name="P6"><text:span text:style-name="T29">5) </text:span><text:span text:style-name="T33">SELECT Make.make_name, Model.model_name, Incentive.amount FROM Incentive</text:span></text:p>
      <text:p text:style-name="P7"><text:span text:style-name="T29">INNER JOIN Vehicle_Incentive ON Vehicle_Incentive.fk_incentive_id=Incentive.incentive_id</text:span></text:p>
      <text:p text:style-name="P7"><text:span text:style-name="T29">INNER JOIN Vehicle ON Vehicle.vehicle_id=Vehicle_Incentive.fk_vehicle_id</text:span></text:p>
      <text:p text:style-name="P7"><text:span text:style-name="T29">INNER JOIN Model ON Model.model_id=Vehicle.fk_model_id</text:span></text:p>
      <text:p text:style-name="P7"><text:span text:style-name="T29">INNER JOIN Make ON Make.make_id=Vehicle.fk_make_id</text:span></text:p>
      <text:p text:style-name="P7"><text:span text:style-name="T29">WHERE Incentive.type=”dealer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Mincho" svg:font-family="'MS Mincho', 'ＭＳ 明朝'" style:font-family-generic="moder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15:05:43.534000000</meta:creation-date>
    <dc:date>2016-05-20T16:24:42.605000000</dc:date>
    <meta:editing-duration>PT9M42S</meta:editing-duration>
    <meta:editing-cycles>1</meta:editing-cycles>
    <meta:document-statistic meta:table-count="0" meta:image-count="0" meta:object-count="0" meta:page-count="1" meta:paragraph-count="15" meta:word-count="72" meta:character-count="1254" meta:non-whitespace-character-count="1197"/>
    <meta:generator>LibreOffice/5.0.0.5$Windows_x86 LibreOffice_project/1b1a90865e348b492231e1c451437d7a15bb262b</meta:generator>
  </office:meta>
</office:document-meta>
</file>